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automatic-styles>
    <style:style style:name="Tabla1" style:family="table">
      <style:table-properties style:width="19.503cm" fo:margin-left="-1.51cm" table:align="left"/>
    </style:style>
    <style:style style:name="Tabla1.A" style:family="table-column">
      <style:table-column-properties style:column-width="2.574cm"/>
    </style:style>
    <style:style style:name="Tabla1.B" style:family="table-column">
      <style:table-column-properties style:column-width="2.427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11.753cm"/>
    </style:style>
    <style:style style:name="Tabla1.1" style:family="table-row">
      <style:table-row-properties style:min-row-height="1.799cm" style:use-optimal-row-height="false"/>
    </style:style>
    <style:style style:name="Tabla1.A1" style:family="table-cell">
      <style:table-cell-properties fo:padding-left="0.199cm" fo:padding-right="0.191cm" fo:padding-top="0cm" fo:padding-bottom="0cm" fo:border="0.5pt solid #000000" style:writing-mode="lr-tb"/>
    </style:style>
    <style:style style:name="Tabla1.3" style:family="table-row">
      <style:table-row-properties style:min-row-height="7.142cm" style:use-optimal-row-height="false"/>
    </style:style>
    <style:style style:name="Tabla1.17" style:family="table-row">
      <style:table-row-properties style:min-row-height="0.515cm" style:use-optimal-row-height="false"/>
    </style:style>
    <style:style style:name="P1" style:family="paragraph" style:parent-style-name="Encabezado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4pt" fo:font-weight="bold" style:font-size-asian="14pt" style:font-weight-asian="bold"/>
    </style:style>
    <style:style style:name="P2" style:family="paragraph" style:parent-style-name="Standard_20__28_user_29_">
      <style:text-properties fo:font-weight="bold" style:font-weight-asian="bold"/>
    </style:style>
    <style:style style:name="P3" style:family="paragraph" style:parent-style-name="Standard_20__28_user_29_">
      <style:text-properties fo:font-size="14pt" fo:font-weight="bold" style:font-size-asian="14pt" style:font-weight-asian="bold"/>
    </style:style>
    <style:style style:name="P4" style:family="paragraph" style:parent-style-name="Standard_20__28_user_29_">
      <style:text-properties fo:font-size="14pt" style:font-size-asian="14pt" style:font-size-complex="14pt"/>
    </style:style>
    <style:style style:name="P5" style:family="paragraph" style:parent-style-name="Standard_20__28_user_29_">
      <style:text-properties fo:color="#ff0000" fo:font-size="14pt" style:font-size-asian="14pt"/>
    </style:style>
    <style:style style:name="P6" style:family="paragraph" style:parent-style-name="Standard_20__28_user_29_">
      <style:paragraph-properties fo:margin-top="0cm" fo:margin-bottom="0cm" loext:contextual-spacing="false" fo:line-height="100%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_20__28_user_29_">
      <style:paragraph-properties fo:margin-top="0cm" fo:margin-bottom="0cm" loext:contextual-spacing="false" fo:line-height="100%">
        <style:tab-stops>
          <style:tab-stop style:position="9.312cm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_20__28_user_29_">
      <style:paragraph-properties fo:margin-top="0cm" fo:margin-bottom="0cm" loext:contextual-spacing="false" fo:line-height="100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Standard_20__28_user_29_">
      <style:paragraph-properties fo:margin-top="0cm" fo:margin-bottom="0cm" loext:contextual-spacing="false" fo:line-height="100%"/>
    </style:style>
    <style:style style:name="P10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11" style:family="paragraph" style:parent-style-name="Párrafo_20_de_20_lista">
      <style:paragraph-properties fo:margin-top="0cm" fo:margin-bottom="0cm" loext:contextual-spacing="false" fo:line-height="100%"/>
    </style:style>
    <style:style style:name="P12" style:family="paragraph" style:parent-style-name="Standard_20__28_user_29_">
      <style:paragraph-properties fo:margin-top="0.494cm" fo:margin-bottom="0.494cm" loext:contextual-spacing="false" fo:line-height="100%"/>
    </style:style>
    <style:style style:name="P13" style:family="paragraph" style:parent-style-name="Standard_20__28_user_29_">
      <style:paragraph-properties fo:margin-top="0.494cm" fo:margin-bottom="0.494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14" style:family="paragraph" style:parent-style-name="Standard_20__28_user_29_">
      <style:paragraph-properties fo:margin-top="0cm" fo:margin-bottom="0.494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15" style:family="paragraph" style:parent-style-name="Standard_20__28_user_29_">
      <style:paragraph-properties fo:margin-top="0cm" fo:margin-bottom="0.494cm" loext:contextual-spacing="false" fo:line-height="100%"/>
    </style:style>
    <style:style style:name="P16" style:family="paragraph" style:parent-style-name="Heading_20_1" style:master-page-name="MP0">
      <style:paragraph-properties style:page-number="auto" fo:break-before="page"/>
    </style:style>
    <style:style style:name="P17" style:family="paragraph" style:parent-style-name="Párrafo_20_de_20_lista">
      <style:text-properties fo:font-size="14pt" style:font-size-asian="14pt" style:font-size-complex="14pt"/>
    </style:style>
    <style:style style:name="P18" style:family="paragraph" style:parent-style-name="Párrafo_20_de_20_lista" style:list-style-name="L3">
      <style:text-properties fo:font-size="14pt" style:font-size-asian="14pt" style:font-size-complex="14pt"/>
    </style:style>
    <style:style style:name="P19" style:family="paragraph" style:parent-style-name="Párrafo_20_de_20_lista" style:list-style-name="WWNum13">
      <style:paragraph-properties fo:margin-top="0cm" fo:margin-bottom="0cm" loext:contextual-spacing="false" fo:line-height="100%"/>
    </style:style>
    <style:style style:name="P20" style:family="paragraph" style:parent-style-name="Standard_20__28_user_29_" style:list-style-name="WWNum14">
      <style:paragraph-properties fo:margin-top="0cm" fo:margin-bottom="0cm" loext:contextual-spacing="false" fo:line-height="100%"/>
    </style:style>
    <style:style style:name="P21" style:family="paragraph" style:parent-style-name="Standard_20__28_user_29_" style:list-style-name="WWNum15">
      <style:paragraph-properties fo:margin-top="0cm" fo:margin-bottom="0cm" loext:contextual-spacing="false" fo:line-height="100%"/>
    </style:style>
    <style:style style:name="P22" style:family="paragraph" style:parent-style-name="Standard_20__28_user_29_" style:list-style-name="WWNum20">
      <style:paragraph-properties fo:margin-top="0cm" fo:margin-bottom="0cm" loext:contextual-spacing="false" fo:line-height="100%"/>
    </style:style>
    <style:style style:name="P23" style:family="paragraph" style:parent-style-name="Standard_20__28_user_29_" style:list-style-name="L1">
      <style:paragraph-properties fo:margin-top="0cm" fo:margin-bottom="0cm" loext:contextual-spacing="false" fo:line-height="100%"/>
    </style:style>
    <style:style style:name="P24" style:family="paragraph" style:parent-style-name="Standard_20__28_user_29_" style:list-style-name="L2">
      <style:paragraph-properties fo:margin-top="0cm" fo:margin-bottom="0cm" loext:contextual-spacing="false" fo:line-height="100%"/>
    </style:style>
    <style:style style:name="P25" style:family="paragraph" style:parent-style-name="Standard_20__28_user_29_" style:list-style-name="WWNum16">
      <style:paragraph-properties fo:margin-top="0.494cm" fo:margin-bottom="0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26" style:family="paragraph" style:parent-style-name="Standard_20__28_user_29_" style:list-style-name="WWNum18">
      <style:paragraph-properties fo:margin-top="0.494cm" fo:margin-bottom="0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27" style:family="paragraph" style:parent-style-name="Standard_20__28_user_29_" style:list-style-name="WWNum19">
      <style:paragraph-properties fo:margin-top="0.494cm" fo:margin-bottom="0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28" style:family="paragraph" style:parent-style-name="Standard_20__28_user_29_" style:list-style-name="WWNum17">
      <style:paragraph-properties fo:margin-top="0.494cm" fo:margin-bottom="0.494cm" loext:contextual-spacing="false" fo:line-height="100%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4pt" style:font-size-asian="14pt"/>
    </style:style>
    <style:style style:name="T6" style:family="text">
      <style:text-properties fo:color="#000000" fo:font-size="14pt" fo:font-weight="bold" style:font-size-asian="14pt" style:font-weight-asian="bold"/>
    </style:style>
    <style:style style:name="T7" style:family="text">
      <style:text-properties fo:color="#ff0000" fo:font-size="14pt" style:font-size-asian="14pt"/>
    </style:style>
    <style:style style:name="T8" style:family="text">
      <style:text-properties fo:color="#ff0000" style:font-name="Wingdings" fo:font-size="14pt" style:font-name-asian="Wingdings" style:font-size-asian="14pt" style:font-name-complex="Wingdings"/>
    </style:style>
    <style:style style:name="T9" style:family="text">
      <style:text-properties fo:color="#ff000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language-asian="es" style:country-asian="ES" style:font-weight-asian="bold" style:font-name-complex="Times New Roman" style:font-size-complex="12pt"/>
    </style:style>
    <style:style style:name="T10" style:family="text">
      <style:text-properties fo:color="#ff0000" style:font-name="Times New Roman" fo:font-size="12pt" fo:font-weight="bold" style:font-name-asian="Times New Roman" style:font-size-asian="12pt" style:language-asian="es" style:country-asian="ES" style:font-weight-asian="bold" style:font-name-complex="Times New Roman" style:font-size-complex="12pt"/>
    </style:style>
    <style:style style:name="T11" style:family="text">
      <style:text-properties style:font-name="Wingdings" style:font-name-asian="Wingdings" style:font-name-complex="Wingdings"/>
    </style:style>
    <style:style style:name="T12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es" style:country-asian="ES" style:font-name-complex="Times New Roman" style:font-size-complex="12pt"/>
    </style:style>
    <style:style style:name="T13" style:family="text"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T14" style:family="text">
      <style:text-properties style:font-name="Times New Roman" fo:font-size="12pt" fo:font-style="italic" style:font-name-asian="Times New Roman" style:font-size-asian="12pt" style:language-asian="es" style:country-asian="ES" style:font-style-asian="italic" style:font-name-complex="Times New Roman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 text:c="13"/><text:span text:style-name="Fuente_20_de_20_párrafo_20_predeter."><text:span text:style-name="T1">DESCRIPCION DEL EQUIPO Y PROYECTO DEFINITIVO</text:span></text:span></text:h>
      <text:h text:style-name="Heading_20_1" text:outline-level="1">Equipo: NOMBRE DEL EQUIPO <text:s text:c="2"/>(definitivo)</text:h>
      <text:p text:style-name="P17">La Compañia <text:s text:c="3"/></text:p>
      <text:h text:style-name="Heading_20_1" text:outline-level="1">Miembros: (definitivo)</text:h>
      <text:list xml:id="list46856173" text:style-name="L3">
        <text:list-item>
          <text:p text:style-name="P18">Youssef El Faqir El Rhazoui</text:p>
        </text:list-item>
        <text:list-item>
          <text:p text:style-name="P18">Daniel Alfaro Miranda</text:p>
        </text:list-item>
        <text:list-item>
          <text:p text:style-name="P18">Luis Pozas Palomo <text:s text:c="6"/></text:p>
        </text:list-item>
        <text:list-item>
          <text:p text:style-name="P18">Mingyang Chen</text:p>
        </text:list-item>
      </text:list>
      <text:h text:style-name="Heading_20_1" text:outline-level="1">Problema elegido: <text:s/>(definitivo)</text:h>
      <text:p text:style-name="P2"/>
      <text:p text:style-name="Standard_20__28_user_29_"><text:span text:style-name="Fuente_20_de_20_párrafo_20_predeter."><text:span text:style-name="T2">Nombre del problema: </text:span></text:span><text:span text:style-name="Fuente_20_de_20_párrafo_20_predeter."><text:span text:style-name="T4">Gestión y administración de producciones de cine o teatro</text:span></text:span></text:p>
      <text:p text:style-name="Standard_20__28_user_29_"/>
      <text:p text:style-name="Standard_20__28_user_29_"><text:span text:style-name="Fuente_20_de_20_párrafo_20_predeter."><text:span text:style-name="T2">Descripción Breve (10 líneas): </text:span></text:span><text:span text:style-name="Fuente_20_de_20_párrafo_20_predeter."><text:span text:style-name="T4">Buscamos elaborar un producto software con el que poder gestionar y administrar diferentes aspectos que involucran una producción de cine o teatro, como puede ser la organización del personal, actores involucrados, el catering que pueda haber, equipo de maquillaje, vestimenta disponible, carteles o trailers de las producciones o lugares de rodaje</text:span></text:span></text:p>
      <text:p text:style-name="P3"/>
      <text:p text:style-name="Standard_20__28_user_29_"><text:span text:style-name="Fuente_20_de_20_párrafo_20_predeter."><text:span text:style-name="T2">Quien es tu cliente (a quien se lo vendes): </text:span></text:span><text:span text:style-name="Fuente_20_de_20_párrafo_20_predeter."><text:span text:style-name="T3">Buscamos vendérselo a productoras de cine o teatro.</text:span></text:span></text:p>
      <text:p text:style-name="Standard_20__28_user_29_"/>
      <text:p text:style-name="Standard_20__28_user_29_"><text:span text:style-name="Fuente_20_de_20_párrafo_20_predeter."><text:span text:style-name="T2">Qué fuentes sobre el dominio del problema has consultado o tienes planeado consultar? </text:span></text:span><text:span text:style-name="Fuente_20_de_20_párrafo_20_predeter."><text:span text:style-name="T5">Dado que tenemos subsistemas muy diversos tenemos pensado buscar productos concretos para basar nuestro conocimiento (e.g. basarnos en un producto que ya gestione caterings para dicho subsistema).</text:span></text:span></text:p>
      <text:p text:style-name="Standard_20__28_user_29_"/>
      <text:p text:style-name="Standard_20__28_user_29_"><text:soft-page-break/><text:span text:style-name="Fuente_20_de_20_párrafo_20_predeter."><text:span text:style-name="T2">Otros Proyectos existentes parecidos</text:span></text:span><text:span text:style-name="Fuente_20_de_20_párrafo_20_predeter."><text:span text:style-name="T6">: </text:span></text:span><text:span text:style-name="Fuente_20_de_20_párrafo_20_predeter."><text:span text:style-name="T5">En base a la búsqueda de proyectos por subsistema algunos ejemplos son: MiceCathering, encargados en la reserva de lugares y organización del cathering de eventos, o Espectalium agencia de contratación de artistas y famosos para eventos y acciones de marketing.</text:span></text:span></text:p>
      <text:p text:style-name="P3"/>
      <text:p text:style-name="Standard_20__28_user_29_"><text:span text:style-name="Fuente_20_de_20_párrafo_20_predeter."><text:span text:style-name="T2">Actores Principales: <text:s/>Tipos de usuarios</text:span></text:span></text:p>
      <text:p text:style-name="P4">Productores, actores, publicistas, managers.</text:p>
      <text:p text:style-name="Standard_20__28_user_29_"><text:span text:style-name="Fuente_20_de_20_párrafo_20_predeter."><text:span text:style-name="T2">Actores Secundarios (externos al Proyecto):</text:span></text:span></text:p>
      <text:p text:style-name="P4">Acceso a las bases de datos de por ejemplo, web de actores, lugares de rodaje, wikipedia para la información de las obras, una base de datos para bandas sonoras, o conexiones a servicios como Uber para el transporte.</text:p>
      <text:p text:style-name="Standard_20__28_user_29_"><text:span text:style-name="Fuente_20_de_20_párrafo_20_predeter."><text:span text:style-name="T2">Glosario de tu Proyecto: Definiciones, acrónimos y abreviaturas</text:span></text:span></text:p>
      <text:p text:style-name="Standard_20__28_user_29_"><text:s text:c="3"/>- Poner definiciones de los elementos que no es claro su significado</text:p>
      <text:p text:style-name="P2"/>
      <text:p text:style-name="P2"/>
      <text:p text:style-name="Standard_20__28_user_29_"><text:span text:style-name="Fuente_20_de_20_párrafo_20_predeter."><text:span text:style-name="T2">Funciones <text:s/>Principales de Cada Subsistema y Alumno </text:span></text:span><text:span text:style-name="Fuente_20_de_20_párrafo_20_predeter."><text:span text:style-name="T7">(</text:span></text:span><text:span text:style-name="Fuente_20_de_20_párrafo_20_predeter."><text:span text:style-name="T8"></text:span></text:span><text:span text:style-name="Fuente_20_de_20_párrafo_20_predeter."><text:span text:style-name="T7"> Borrador)</text:span></text:span></text:p>
      <text:p text:style-name="P5"><text:s text:c="17"/>CRUD: Crear (dar de alta), Lectura (Listar) , Actualizar, Borra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Nombre Alumno Responsable +</text:p>
            <text:p text:style-name="P6">Nombre susbsistema</text:p>
          </table:table-cell>
          <table:table-cell table:style-name="Tabla1.A1" office:value-type="string">
            <text:p text:style-name="P6">Actores</text:p>
          </table:table-cell>
          <table:table-cell table:style-name="Tabla1.A1" office:value-type="string">
            <text:p text:style-name="P6">(IN) Datos Entrada</text:p>
            <text:p text:style-name="P6"/>
            <text:p text:style-name="P6"/>
            <text:p text:style-name="P6">(OUT) Datos Salida</text:p>
            <text:p text:style-name="P6">(resultados)</text:p>
          </table:table-cell>
          <table:table-cell table:style-name="Tabla1.A1" office:value-type="string">
            <text:p text:style-name="P7">Descripción breve de:</text:p>
            <text:p text:style-name="P7">- qué se hace con los datos de entrada</text:p>
            <text:p text:style-name="P7">- para llegar a los datos de salida : (ver instrucciones)</text:p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9"/>
            <text:p text:style-name="P9"><text:s/>UsuarioX</text:p>
            <text:p text:style-name="P9"/>
            <text:p text:style-name="P9">AlmacenBD</text:p>
          </table:table-cell>
          <table:table-cell table:style-name="Tabla1.A1" office:value-type="string">
            <text:p text:style-name="P9">IN: Fichero <text:s/></text:p>
            <text:p text:style-name="P9"><text:s text:c="3"/>Bicicletas</text:p>
            <text:p text:style-name="P9">OUT: Listas según <text:s text:c="2"/></text:p>
            <text:p text:style-name="P9"><text:s text:c="2"/>restricciones</text:p>
          </table:table-cell>
          <table:table-cell table:style-name="Tabla1.A1" office:value-type="string">
            <text:p text:style-name="P9">Hay varios tipos de informes:</text:p>
            <text:list xml:id="list3759216773" text:style-name="WWNum13">
              <text:list-item>
                <text:p text:style-name="P19">Lista completa de bicicletas</text:p>
              </text:list-item>
            </text:list>
            <text:p text:style-name="P11">Lista de bicicletas alquiladas: solo las marcadas</text:p>
            <text:p text:style-name="P11">Como alquiladas</text:p>
            <text:p text:style-name="P11">Lista de bicicletas deficitarias: aquellas cuya suma de alquileres es menor que 1000 euros</text:p>
          </table:table-cell>
        </table:table-row>
        <text:soft-page-break/>
        <table:table-row table:style-name="Tabla1.3">
          <table:table-cell table:style-name="Tabla1.A1" office:value-type="string">
            <text:p text:style-name="P9"/>
            <text:p text:style-name="P9">Youssef El Faqir El Rhazoui</text:p>
            <text:p text:style-name="P9"/>
            <text:p text:style-name="P8">Gestión de actores y películas en las que están participando</text:p>
          </table:table-cell>
          <table:table-cell table:style-name="Tabla1.A1" office:value-type="string">
            <text:p text:style-name="P9"/>
            <text:p text:style-name="P9">Productores, Directores,</text:p>
            <text:p text:style-name="P9">Managers</text:p>
            <text:p text:style-name="P9"/>
            <text:p text:style-name="P9">AlmacenBD de actores y películas en curso</text:p>
          </table:table-cell>
          <table:table-cell table:style-name="Tabla1.A1" office:value-type="string">
            <text:p text:style-name="P9"/>
            <text:p text:style-name="P9">IN: Fichero de actores o películas/obras de teatro</text:p>
            <text:p text:style-name="P9"/>
            <text:p text:style-name="P9">OUT: Lista de actores que participan en la obra, o lista de obras en las que trabaja el actor</text:p>
          </table:table-cell>
          <table:table-cell table:style-name="Tabla1.A1" office:value-type="string">
            <text:p text:style-name="P9"/>
            <text:p text:style-name="P9">De actores → obras:</text:p>
            <text:list xml:id="list2396512007" text:style-name="WWNum14">
              <text:list-item>
                <text:p text:style-name="P20">Se recibe la lista de actores</text:p>
              </text:list-item>
              <text:list-item>
                <text:p text:style-name="P20">Se busca en el almacenBD la lista de obras (en curso) en las que participa cada actor.</text:p>
              </text:list-item>
              <text:list-item>
                <text:p text:style-name="P20">Se muestra de cada actor las obras en las que participa actualmente.</text:p>
              </text:list-item>
            </text:list>
            <text:p text:style-name="P9"/>
            <text:p text:style-name="P9">De obras → actores:</text:p>
            <text:list xml:id="list1940824409" text:style-name="WWNum15">
              <text:list-item>
                <text:p text:style-name="P21">Se recibe la lista de obras</text:p>
              </text:list-item>
              <text:list-item>
                <text:p text:style-name="P21">Se busca en el almacenBD la lista de actores que trabajan o trabajaron en esa obra.</text:p>
              </text:list-item>
              <text:list-item>
                <text:p text:style-name="P21">Se muestra por cada obra los actores participantes</text:p>
              </text:list-item>
            </text:list>
            <text:p text:style-name="P9"><text:s text:c="117"/></text:p>
            <text:p text:style-name="P9"><text:s text:c="389"/></text:p>
          </table:table-cell>
        </table:table-row>
        <table:table-row>
          <table:table-cell table:style-name="Tabla1.A1" office:value-type="string">
            <text:p text:style-name="P9"/>
            <text:p text:style-name="P9">Daniel Alfaro</text:p>
            <text:p text:style-name="P9">Miranda</text:p>
            <text:p text:style-name="P9"/>
            <text:p text:style-name="P8">Gestión de lugares de rodaje y actuación</text:p>
            <text:p text:style-name="P8"/>
          </table:table-cell>
          <table:table-cell table:style-name="Tabla1.A1" office:value-type="string">
            <text:p text:style-name="P9"/>
            <text:p text:style-name="P9">Equipos de producción cinematográfica y organización teatral</text:p>
            <text:p text:style-name="P9"/>
            <text:p text:style-name="P9">Servicios públicos para la reserva y adecuación del lugar</text:p>
            <text:p text:style-name="P9"/>
            <text:p text:style-name="P9">AlmacenBD para las reservas en curso</text:p>
            <text:p text:style-name="P9"/>
          </table:table-cell>
          <table:table-cell table:style-name="Tabla1.A1" office:value-type="string">
            <text:p text:style-name="P9"/>
            <text:p text:style-name="P9">IN: Solicitudes de reserva</text:p>
            <text:p text:style-name="P9"/>
            <text:p text:style-name="P9">OUT: Permisos de rodaje y actuación o sugerencias de lugares alternativos</text:p>
          </table:table-cell>
          <table:table-cell table:style-name="Tabla1.A1" office:value-type="string">
            <text:p text:style-name="P9"/>
            <text:p text:style-name="P9">Solicitudes:</text:p>
            <text:list xml:id="list3533020438" text:style-name="WWNum20">
              <text:list-item>
                <text:p text:style-name="P22">Una vez recibida se buscan coincidencias de reserva en la BD para la fecha escogida.</text:p>
              </text:list-item>
              <text:list-item>
                <text:p text:style-name="P22">Si está disponible se notifica al cliente y se piden los permisos apropiados a la administración encargada de la gestión del lugar.</text:p>
              </text:list-item>
              <text:list-item>
                <text:p text:style-name="P22">Se devuelve un justificante de reserva al cliente y se almacena la reserva en la BD o, si fue denegado, se buscan y ofertan posibles alternativas similares.</text:p>
              </text:list-item>
            </text:list>
          </table:table-cell>
        </table:table-row>
        <table:table-row>
          <table:table-cell table:style-name="Tabla1.A1" office:value-type="string">
            <text:p text:style-name="P9">Luis Pozas Palomo</text:p>
            <text:p text:style-name="P9"/>
            <text:p text:style-name="P8">Gestión de Catering</text:p>
          </table:table-cell>
          <table:table-cell table:style-name="Tabla1.A1" office:value-type="string">
            <text:p text:style-name="P9"/>
            <text:p text:style-name="P9">Actores,</text:p>
            <text:p text:style-name="P9">Productores.</text:p>
            <text:p text:style-name="P9"/>
            <text:p text:style-name="P9">AlmacenBD para los distintos tipos de menús.</text:p>
            <text:p text:style-name="P9"/>
            <text:p text:style-name="P9"/>
          </table:table-cell>
          <table:table-cell table:style-name="Tabla1.A1" office:value-type="string">
            <text:p text:style-name="P9">IN: Consulta de platos.</text:p>
            <text:p text:style-name="P9"/>
            <text:p text:style-name="P9">OUT: Platos dependiendo del día de rodaje, según el gusto, etc. Y finalmente se crea el menú.</text:p>
            <text:p text:style-name="P9"><text:s text:c="28"/></text:p>
            <text:p text:style-name="P9"><text:s text:c="30"/></text:p>
          </table:table-cell>
          <table:table-cell table:style-name="Tabla1.A1" office:value-type="string">
            <text:p text:style-name="P9"/>
            <text:list xml:id="list902346138" text:style-name="L1">
              <text:list-item>
                <text:p text:style-name="P23"><text:s text:c="8"/>Cuando se haya realizado la consulta, se busca en la base de datos para ver si en ese día hay disponibles dichos platos.</text:p>
              </text:list-item>
              <text:list-item>
                <text:p text:style-name="P23"><text:s text:c="8"/>Una vez que hayamos visto si están a disposición, se crea un menú para la persona.</text:p>
              </text:list-item>
              <text:list-item>
                <text:p text:style-name="P23"><text:s text:c="8"/>Finalmente, devuelve el menú elegido junto con un justificante.</text:p>
              </text:list-item>
            </text:list>
          </table:table-cell>
        </table:table-row>
        <table:table-row>
          <table:table-cell table:style-name="Tabla1.A1" office:value-type="string">
            <text:p text:style-name="P9">Ming Yang Chen</text:p>
            <text:p text:style-name="P9"/>
            <text:p text:style-name="P8">Gestión de vestimenta</text:p>
          </table:table-cell>
          <table:table-cell table:style-name="Tabla1.A1" office:value-type="string">
            <text:p text:style-name="P9">Productores </text:p>
            <text:p text:style-name="P9"/>
            <text:p text:style-name="P9">AlmacenBD </text:p>
            <text:p text:style-name="P9">Descripción de cada vestimenta(código, <text:soft-page-break/>material, estilo, época,coste,foto,utilización</text:p>
          </table:table-cell>
          <table:table-cell table:style-name="Tabla1.A1" office:value-type="string">
            <text:p text:style-name="P9">IN: Diferente tipo de busquedas( por nombre de obra, por código de la ropa)</text:p>
            <text:p text:style-name="P9"><text:soft-page-break/></text:p>
            <text:p text:style-name="P9">OUT: Información sobre dicha búsqueda.</text:p>
          </table:table-cell>
          <table:table-cell table:style-name="Tabla1.A1" office:value-type="string">
            <text:p text:style-name="P9">Busqueda:</text:p>
            <text:list xml:id="list1844435607" text:style-name="L2">
              <text:list-item>
                <text:p text:style-name="P24"><text:s/>Busqueda por obra<text:span text:style-name="Fuente_20_de_20_párrafo_20_predeter."><text:span text:style-name="T11"></text:span></text:span>se busca en la BD dicho nombre de obra en caso de coincidencia <text:s/>devuelve una lista de vestimenta utilizada en dicha obra con información sobre cada una de ella.</text:p>
              </text:list-item>
              <text:list-item>
                <text:p text:style-name="P24">Busqueda por código<text:span text:style-name="Fuente_20_de_20_párrafo_20_predeter."><text:span text:style-name="T11"></text:span></text:span> sería el mismo proceso pero mostrando solamente la información de la ropa correspondiente a ese código .</text:p>
              </text:list-item>
            </text:list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7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</table:table>
      <text:p text:style-name="Standard_20__28_user_29_">(VER INSTRUCCIONES EN PAG. SIGUIENTE)</text:p>
      <text:p text:style-name="P3">======================== INSTRUCCIONES =========================</text:p>
      <text:p text:style-name="P12"><text:span text:style-name="Fuente_20_de_20_párrafo_20_predeter."><text:span text:style-name="T12">Problema elegido</text:span></text:span><text:span text:style-name="Fuente_20_de_20_párrafo_20_predeter."><text:span text:style-name="T13">: Nombre del problema, el del proyecto</text:span></text:span></text:p>
      <text:p text:style-name="P12"><text:span text:style-name="Fuente_20_de_20_párrafo_20_predeter."><text:span text:style-name="T13">(</text:span></text:span><text:span text:style-name="Fuente_20_de_20_párrafo_20_predeter."><text:span text:style-name="T9">esto un Borrador inicial: Todo, excepto el Tema y los Miembros se puede modificar más adelante</text:span></text:span><text:span text:style-name="Fuente_20_de_20_párrafo_20_predeter."><text:span text:style-name="T13">)</text:span></text:span></text:p>
      <text:list xml:id="list2835612373" text:style-name="WWNum16">
        <text:list-item>
          <text:p text:style-name="P25">Descripción</text:p>
        </text:list-item>
      </text:list>
      <text:p text:style-name="P10">Diez líneas resumen del própósito del proyecto.</text:p>
      <text:p text:style-name="P10">Quien es tu cliente (a quien se lo vendes): Para orientar todas las decisiones a las características del cliente.</text:p>
      <text:p text:style-name="P10">Qué fuentes sobre el dominio del problema has consultado o piensas consultar?</text:p>
      <text:p text:style-name="P9"><text:span text:style-name="Fuente_20_de_20_párrafo_20_predeter."><text:span text:style-name="T13">Lista de fuentes para documentarte (escribir las Referencias </text:span></text:span><text:span text:style-name="Fuente_20_de_20_párrafo_20_predeter."><text:span text:style-name="T14">concretas</text:span></text:span><text:span text:style-name="Fuente_20_de_20_párrafo_20_predeter."><text:span text:style-name="T13">): persona experta, libros, web, otras aplicaciones del tema, etc.</text:span></text:span></text:p>
      <text:p text:style-name="P10">Otros Proyectos existentes parecidos:</text:p>
      <text:p text:style-name="P10">Qué ventajas, en qué va a mejorar esos proyectos:</text:p>
      <text:p text:style-name="P10">qué es mejor en tu proyecto?</text:p>
      <text:p text:style-name="P10">Actores (importante desde el principio)</text:p>
      <text:p text:style-name="P9"><text:span text:style-name="Fuente_20_de_20_párrafo_20_predeter."><text:span text:style-name="T14">Tipos</text:span></text:span><text:span text:style-name="Fuente_20_de_20_párrafo_20_predeter."><text:span text:style-name="T13"> de usuarios dentro de la aplicación (aunque, en nuestro caso los use una sola persona).</text:span></text:span></text:p>
      <text:p text:style-name="P10">Externos: BD, WEB, Móvil, etc.</text:p>
      <text:p text:style-name="P14">Escribe el nombre y dos líneas para decir en qué funciones participa cada uno. (importante desde el principio)</text:p>
      <text:p text:style-name="P13"><text:soft-page-break/>– Funciones Principales de tu dominio (o problema)</text:p>
      <text:list xml:id="list2336046628" text:style-name="WWNum17">
        <text:list-item>
          <text:p text:style-name="P28"><text:span text:style-name="Fuente_20_de_20_párrafo_20_predeter."><text:span text:style-name="T10">NO incluyas estas funciones</text:span></text:span><text:span text:style-name="Fuente_20_de_20_párrafo_20_predeter."><text:span text:style-name="T13">: Login, gestión de usuarios, interfaz gráfica GUI, accesos a BD.</text:span></text:span></text:p>
        </text:list-item>
      </text:list>
      <text:p text:style-name="P13">– Escribe para las funciones de cada subsistema:</text:p>
      <text:list xml:id="list2127371159" text:style-name="WWNum18">
        <text:list-item>
          <text:p text:style-name="P26">El Alumno responsable de la función</text:p>
        </text:list-item>
      </text:list>
      <text:p text:style-name="P10">el nombre de la Función</text:p>
      <text:p text:style-name="P10">Los actores implicados</text:p>
      <text:p text:style-name="P10">y dos líneas para decir qué realiza:</text:p>
      <text:p text:style-name="P10">Datos de entrada</text:p>
      <text:p text:style-name="P10">Resultados obtenido</text:p>
      <text:p text:style-name="P14">Proceso: Qué hace tu función para obtener los Resultados desde los datos de entrada.</text:p>
      <text:p text:style-name="P13">INFORMACION: Un Subsistema Inicial es</text:p>
      <text:list xml:id="list4080442374" text:style-name="WWNum19">
        <text:list-item>
          <text:p text:style-name="P27">Conjunto de funciones con sentido propio sobre el tema escogido.</text:p>
        </text:list-item>
      </text:list>
      <text:p text:style-name="P15"><text:span text:style-name="Fuente_20_de_20_párrafo_20_predeter."><text:span text:style-name="T13">Cada alumno se responsabiliza de un subsistem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_20__28_user_29_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Epígrafe" style:family="paragraph" style:parent-style-name="Standard_20__28_user_29_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/>
      <style:text-properties fo:hyphenate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hyphenation-ladder-count="no-limit"/>
      <style:text-properties fo:hyphenate="false"/>
    </style:style>
    <style:style style:name="Párrafo_20_de_20_lista" style:display-name="Párrafo de lista" style:family="paragraph" style:paren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cabezado" style:family="paragraph" style:parent-style-name="Standard_20__28_user_29_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_20__28_user_29_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Standard_20__28_user_29_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/>
    </style:style>
    <style:style style:name="Texto_20_de_20_globo" style:display-name="Texto de globo" style:family="paragraph" style:parent-style-name="Standard_20__28_user_29_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365f91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ListLabel_20_55" style:display-name="ListLabel 55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style:font-name-complex="Courier New" style:font-family-complex="'Courier New'" style:font-family-generic-complex="modern" style:font-pitch-complex="fixed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62" style:display-name="ListLabel 62" style:family="text">
      <style:text-properties fo:font-size="12pt" style:font-size-asian="12pt"/>
    </style:style>
    <style:style style:name="ListLabel_20_63" style:display-name="ListLabel 63" style:family="text">
      <style:text-properties fo:font-size="12pt" style:font-size-asian="12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2pt" style:font-size-asian="12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2pt" style:font-size-asian="12pt"/>
    </style:style>
    <style:style style:name="ListLabel_20_81" style:display-name="ListLabel 81" style:family="text">
      <style:text-properties fo:font-size="12pt" style:font-size-asian="12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2pt" style:font-size-asian="12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WW_5f_CharLFO12LVL1" style:display-name="WW_CharLFO12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fo:font-size="12pt" style:font-size-asian="12pt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4" style:display-name="WW_CharLFO1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5" style:display-name="WW_CharLFO1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8" style:display-name="WW_CharLFO1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2pt" style:font-size-asian="12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7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5f_CharLFO17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7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5f_CharLFO17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8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5f_CharLFO18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8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5f_CharLFO18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9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5f_CharLFO19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9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5f_CharLFO19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20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5f_CharLFO20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20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5f_CharLFO20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4pt" fo:font-weight="bol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2.251cm" fo:margin-right="2.4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signatura de Ingeniería del Software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Usuario Local</meta:initial-creator>
    <meta:creation-date>2018-09-26T20:00:00Z</meta:creation-date>
    <dc:date>2018-09-27T18:46:28.368000000</dc:date>
    <meta:print-date>2017-10-03T16:05:00Z</meta:print-date>
    <meta:editing-cycles>5</meta:editing-cycles>
    <meta:editing-duration>PT1H17M30S</meta:editing-duration>
    <meta:document-statistic meta:table-count="1" meta:image-count="0" meta:object-count="0" meta:page-count="5" meta:paragraph-count="123" meta:word-count="1049" meta:character-count="7194" meta:non-whitespace-character-count="5637"/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